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99ff33" draw:textarea-horizontal-align="justify" draw:textarea-vertical-align="middle" draw:auto-grow-height="false" fo:min-height="1.063cm" fo:min-width="1.508cm"/>
    </style:style>
    <style:style style:name="gr3" style:family="graphic" style:parent-style-name="standard">
      <style:graphic-properties draw:textarea-horizontal-align="justify" draw:textarea-vertical-align="middle" draw:auto-grow-height="false" fo:min-height="0.44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c0000"/>
      <style:paragraph-properties fo:text-align="center"/>
    </style:style>
    <style:style style:name="P2" style:family="paragraph">
      <loext:graphic-properties draw:fill-color="#99ff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83cm" svg:height="0.146cm" svg:x="1.081cm" svg:y="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.082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.082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.082cm" svg:y="3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.082cm" svg:y="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.082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008cm" svg:height="1.313cm" svg:x="2.176cm" svg:y="2.3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3cm" svg:height="0.146cm" svg:x="5.171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172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172cm" svg:y="2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172cm" svg:y="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5cm" svg:x="5.172cm" svg:y="3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172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48cm" svg:height="1.386cm" svg:x="1.446cm" svg:y="2.2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548cm" svg:height="1.386cm" svg:x="4.321cm" svg:y="2.2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4.249cm" svg:height="0.962cm" svg:x="5.485cm" svg:y="0.981cm">
          <draw:text-box>
            <text:p text:style-name="P3">Transformers</text:p>
          </draw:text-box>
        </draw:frame>
        <draw:custom-shape draw:style-name="gr1" draw:text-style-name="P1" draw:layer="layout" svg:width="0.183cm" svg:height="0.146cm" svg:x="5.781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2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3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5.782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008cm" svg:height="1.313cm" svg:x="6.876cm" svg:y="2.3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3cm" svg:height="0.146cm" svg:x="9.872cm" svg:y="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9.872cm" svg:y="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9.872cm" svg:y="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5cm" svg:x="9.872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48cm" svg:height="1.386cm" svg:x="6.146cm" svg:y="2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548cm" svg:height="1.386cm" svg:x="9.021cm" svg:y="2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183cm" svg:height="0.146cm" svg:x="10.281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0.282cm" svg:y="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0.282cm" svg:y="2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0.282cm" svg:y="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0.282cm" svg:y="3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0.282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008cm" svg:height="1.313cm" svg:x="11.376cm" svg:y="2.3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3cm" svg:height="0.146cm" svg:x="14.371cm" svg:y="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4.372cm" svg:y="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4.372cm" svg:y="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4.372cm" svg:y="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5cm" svg:x="14.372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4.372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48cm" svg:height="1.386cm" svg:x="10.646cm" svg:y="2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548cm" svg:height="1.386cm" svg:x="13.521cm" svg:y="2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183cm" svg:height="0.146cm" svg:x="14.371cm" svg:y="2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3cm" svg:height="0.146cm" svg:x="14.371cm" svg:y="3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36cm" svg:height="0.645cm" svg:x="1.916cm" svg:y="3.784cm">
          <draw:text-box>
            <text:p><text:span text:style-name="T1">One-to-One</text:span></text:p>
          </draw:text-box>
        </draw:frame>
        <draw:frame draw:style-name="gr4" draw:text-style-name="P5" draw:layer="layout" svg:width="2.674cm" svg:height="0.645cm" svg:x="6.716cm" svg:y="3.785cm">
          <draw:text-box>
            <text:p><text:span text:style-name="T1">One-to-Fewer</text:span></text:p>
          </draw:text-box>
        </draw:frame>
        <draw:frame draw:style-name="gr4" draw:text-style-name="P5" draw:layer="layout" svg:width="2.496cm" svg:height="0.645cm" svg:x="11.316cm" svg:y="3.786cm">
          <draw:text-box>
            <text:p><text:span text:style-name="T1">One-to-M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08:31:15.681563220</meta:creation-date>
    <dc:date>2016-08-03T08:50:28.120375711</dc:date>
    <meta:editing-duration>PT6M56S</meta:editing-duration>
    <meta:editing-cycles>1</meta:editing-cycles>
    <meta:document-statistic meta:object-count="49"/>
    <meta:generator>LibreOffice/5.1.4.2$Linux_X86_64 LibreOffice_project/10m0$Build-2</meta:generator>
  </office:meta>
</office:document-meta>
</file>